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4-01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3-01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2-09-14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2-01-1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1-01-12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0-09-21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20-01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9-09-09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9-05-0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9-01-31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8-09-12 09:28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8-01-24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7-09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200</text:p>
          </table:table-cell>
          <table:table-cell office:value-type="string" calcext:value-type="string">
            <text:p>2017-07-18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